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4.95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fce4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table:style-name="ce1" office:value-type="string" calcext:value-type="string">
            <text:p>dataset_name</text:p>
          </table:table-cell>
          <table:table-cell table:style-name="ce1" office:value-type="string" calcext:value-type="string">
            <text:p>max_binary_accuracy</text:p>
          </table:table-cell>
          <table:table-cell table:style-name="ce1" office:value-type="string" calcext:value-type="string">
            <text:p>input_size</text:p>
          </table:table-cell>
          <table:table-cell table:style-name="ce1" office:value-type="string" calcext:value-type="string">
            <text:p>output_siz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32</text:p>
          </table:table-cell>
          <table:table-cell table:style-name="ce1" office:value-type="string" calcext:value-type="string">
            <text:p>11_I.v1.l1.ds1.l_combo0.ds_combo2.idays30.odays1</text:p>
          </table:table-cell>
          <table:table-cell table:style-name="ce1" office:value-type="float" office:value="0.920972645282745" calcext:value-type="float">
            <text:p>0.920972645282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2:.E4])" office:value-type="float" office:value="0.916543900966644" calcext:value-type="float">
            <text:p>0.916543900966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I_exp64</text:p>
          </table:table-cell>
          <table:table-cell table:style-name="ce1" office:value-type="string" calcext:value-type="string">
            <text:p>11_I.v1.l1.ds1.l_combo0.ds_combo3.idays60.odays7</text:p>
          </table:table-cell>
          <table:table-cell table:style-name="ce1" office:value-type="float" office:value="0.912357568740845" calcext:value-type="float">
            <text:p>0.9123575687408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I_exp32</text:p>
          </table:table-cell>
          <table:table-cell table:style-name="ce1" office:value-type="string" calcext:value-type="string">
            <text:p>11_I.v1.l1.ds1.l_combo0.ds_combo4.idays60.odays7</text:p>
          </table:table-cell>
          <table:table-cell table:style-name="ce1" office:value-type="float" office:value="0.916301488876343" calcext:value-type="float">
            <text:p>0.9163014888763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8</text:p>
          </table:table-cell>
          <table:table-cell office:value-type="string" calcext:value-type="string">
            <text:p>11_D.v1.l1.ds1.l_combo1.ds_combo2.idays60.odays1</text:p>
          </table:table-cell>
          <table:table-cell office:value-type="float" office:value="0.903323233127594" calcext:value-type="float">
            <text:p>0.9033232331275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5:.E7])" office:value-type="float" office:value="0.904805580774943" calcext:value-type="float">
            <text:p>0.904805580774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office:value-type="string" calcext:value-type="string">
            <text:p>11_D.v1.l1.ds1.l_combo1.ds_combo3.idays30.odays7</text:p>
          </table:table-cell>
          <table:table-cell office:value-type="float" office:value="0.916402101516724" calcext:value-type="float">
            <text:p>0.9164021015167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office:value-type="string" calcext:value-type="string">
            <text:p>11_D.v1.l1.ds1.l_combo1.ds_combo4.idays60.odays7</text:p>
          </table:table-cell>
          <table:table-cell office:value-type="float" office:value="0.894691407680512" calcext:value-type="float">
            <text:p>0.894691407680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_D_exp8</text:p>
          </table:table-cell>
          <table:table-cell table:style-name="ce1" office:value-type="string" calcext:value-type="string">
            <text:p>11_D.v1.l1.ds1.l_combo2.ds_combo2.idays60.odays1</text:p>
          </table:table-cell>
          <table:table-cell table:style-name="ce1" office:value-type="float" office:value="0.883076906204224" calcext:value-type="float">
            <text:p>0.8830769062042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8:.E10])" office:value-type="float" office:value="0.912671724955241" calcext:value-type="float">
            <text:p>0.912671724955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I_exp64</text:p>
          </table:table-cell>
          <table:table-cell table:style-name="ce1" office:value-type="string" calcext:value-type="string">
            <text:p>11_I.v1.l1.ds1.l_combo2.ds_combo3.idays60.odays7</text:p>
          </table:table-cell>
          <table:table-cell table:style-name="ce1" office:value-type="float" office:value="0.932539701461792" calcext:value-type="float">
            <text:p>0.9325397014617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2.ds_combo4.idays60.odays7</text:p>
          </table:table-cell>
          <table:table-cell table:style-name="ce1" office:value-type="float" office:value="0.922398567199707" calcext:value-type="float">
            <text:p>0.9223985671997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32</text:p>
          </table:table-cell>
          <table:table-cell office:value-type="string" calcext:value-type="string">
            <text:p>11_D.v1.l1.ds1.l_combo3.ds_combo2.idays60.odays1</text:p>
          </table:table-cell>
          <table:table-cell office:value-type="float" office:value="0.803571403026581" calcext:value-type="float">
            <text:p>0.8035714030265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11:.E13])" office:value-type="float" office:value="0.865929702917735" calcext:value-type="float">
            <text:p>0.86592970291773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office:value-type="string" calcext:value-type="string">
            <text:p>11_D.v1.l1.ds1.l_combo3.ds_combo3.idays60.odays7</text:p>
          </table:table-cell>
          <table:table-cell office:value-type="float" office:value="0.918792545795441" calcext:value-type="float">
            <text:p>0.9187925457954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32</text:p>
          </table:table-cell>
          <table:table-cell office:value-type="string" calcext:value-type="string">
            <text:p>11_D.v1.l1.ds1.l_combo3.ds_combo4.idays60.odays7</text:p>
          </table:table-cell>
          <table:table-cell office:value-type="float" office:value="0.875425159931183" calcext:value-type="float">
            <text:p>0.8754251599311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64</text:p>
          </table:table-cell>
          <table:table-cell table:style-name="ce1" office:value-type="string" calcext:value-type="string">
            <text:p>11_I.v1.l1.ds1.l_combo4.ds_combo2.idays30.odays1</text:p>
          </table:table-cell>
          <table:table-cell table:style-name="ce1" office:value-type="float" office:value="0.757396459579468" calcext:value-type="float">
            <text:p>0.75739645957946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14:.E16])" office:value-type="float" office:value="0.850958228111267" calcext:value-type="float">
            <text:p>0.850958228111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4.ds_combo3.idays60.odays7</text:p>
          </table:table-cell>
          <table:table-cell table:style-name="ce1" office:value-type="float" office:value="0.909594893455505" calcext:value-type="float">
            <text:p>0.9095948934555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4.ds_combo4.idays30.odays7</text:p>
          </table:table-cell>
          <table:table-cell table:style-name="ce1" office:value-type="float" office:value="0.885883331298828" calcext:value-type="float">
            <text:p>0.885883331298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8</text:p>
          </table:table-cell>
          <table:table-cell office:value-type="string" calcext:value-type="string">
            <text:p>11_I.v1.l1.ds1.l_combo5.ds_combo2.idays60.odays7</text:p>
          </table:table-cell>
          <table:table-cell office:value-type="float" office:value="0.936224460601806" calcext:value-type="float">
            <text:p>0.9362244606018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17:.E190])" office:value-type="float" office:value="0.856922090053558" calcext:value-type="float">
            <text:p>0.856922090053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32</text:p>
          </table:table-cell>
          <table:table-cell office:value-type="string" calcext:value-type="string">
            <text:p>11_D.v1.l1.ds1.l_combo5.ds_combo3.idays60.odays1</text:p>
          </table:table-cell>
          <table:table-cell office:value-type="float" office:value="0.934523820877075" calcext:value-type="float">
            <text:p>0.9345238208770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I_exp32</text:p>
          </table:table-cell>
          <table:table-cell office:value-type="string" calcext:value-type="string">
            <text:p>11_I.v1.l1.ds1.l_combo5.ds_combo4.idays60.odays7</text:p>
          </table:table-cell>
          <table:table-cell office:value-type="float" office:value="0.931972801685333" calcext:value-type="float">
            <text:p>0.931972801685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32</text:p>
          </table:table-cell>
          <table:table-cell table:style-name="ce1" office:value-type="string" calcext:value-type="string">
            <text:p>11_D.v1.l1.ds1.l_combo6.ds_combo2.idays60.odays1</text:p>
          </table:table-cell>
          <table:table-cell table:style-name="ce1" office:value-type="float" office:value="0.827893197536469" calcext:value-type="float">
            <text:p>0.8278931975364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[.E20]" office:value-type="float" office:value="0.827893197536469" calcext:value-type="float">
            <text:p>0.8278931975364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64</text:p>
          </table:table-cell>
          <table:table-cell office:value-type="string" calcext:value-type="string">
            <text:p>11_I.v1.l1.ds1.l_combo7.ds_combo2.idays30.odays1</text:p>
          </table:table-cell>
          <table:table-cell office:value-type="float" office:value="0.806083679199219" calcext:value-type="float">
            <text:p>0.8060836791992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21:.E23])" office:value-type="float" office:value="0.840164919694265" calcext:value-type="float">
            <text:p>0.840164919694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I_exp64</text:p>
          </table:table-cell>
          <table:table-cell office:value-type="string" calcext:value-type="string">
            <text:p>11_I.v1.l1.ds1.l_combo7.ds_combo3.idays60.odays7</text:p>
          </table:table-cell>
          <table:table-cell office:value-type="float" office:value="0.868131875991821" calcext:value-type="float">
            <text:p>0.8681318759918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32</text:p>
          </table:table-cell>
          <table:table-cell office:value-type="string" calcext:value-type="string">
            <text:p>11_D.v1.l1.ds1.l_combo7.ds_combo4.idays30.odays7</text:p>
          </table:table-cell>
          <table:table-cell office:value-type="float" office:value="0.846279203891754" calcext:value-type="float">
            <text:p>0.8462792038917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8</text:p>
          </table:table-cell>
          <table:table-cell table:style-name="ce1" office:value-type="string" calcext:value-type="string">
            <text:p>11_D.v1.l1.ds1.l_combo8.ds_combo2.idays60.odays7</text:p>
          </table:table-cell>
          <table:table-cell table:style-name="ce1" office:value-type="float" office:value="0.779064774513245" calcext:value-type="float">
            <text:p>0.7790647745132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24:.E26])" office:value-type="float" office:value="0.845852752526601" calcext:value-type="float">
            <text:p>0.8458527525266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8.ds_combo3.idays60.odays7</text:p>
          </table:table-cell>
          <table:table-cell table:style-name="ce1" office:value-type="float" office:value="0.900500297546387" calcext:value-type="float">
            <text:p>0.9005002975463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8.ds_combo4.idays30.odays7</text:p>
          </table:table-cell>
          <table:table-cell table:style-name="ce1" office:value-type="float" office:value="0.857993185520172" calcext:value-type="float">
            <text:p>0.857993185520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8</text:p>
          </table:table-cell>
          <table:table-cell office:value-type="string" calcext:value-type="string">
            <text:p>11_D.v1.l1.ds1.l_combo9.ds_combo2.idays30.odays7</text:p>
          </table:table-cell>
          <table:table-cell office:value-type="float" office:value="0.758112072944641" calcext:value-type="float">
            <text:p>0.7581120729446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27:.E29])" office:value-type="float" office:value="0.82619333267212" calcext:value-type="float">
            <text:p>0.82619333267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I_exp64</text:p>
          </table:table-cell>
          <table:table-cell office:value-type="string" calcext:value-type="string">
            <text:p>11_I.v1.l1.ds1.l_combo9.ds_combo3.idays60.odays7</text:p>
          </table:table-cell>
          <table:table-cell office:value-type="float" office:value="0.88288289308548" calcext:value-type="float">
            <text:p>0.882882893085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I_exp64</text:p>
          </table:table-cell>
          <table:table-cell office:value-type="string" calcext:value-type="string">
            <text:p>11_I.v1.l1.ds1.l_combo9.ds_combo4.idays30.odays7</text:p>
          </table:table-cell>
          <table:table-cell office:value-type="float" office:value="0.837585031986237" calcext:value-type="float">
            <text:p>0.8375850319862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8</text:p>
          </table:table-cell>
          <table:table-cell table:style-name="ce1" office:value-type="string" calcext:value-type="string">
            <text:p>11_D.v1.l1.ds1.l_combo10.ds_combo2.idays60.odays1</text:p>
          </table:table-cell>
          <table:table-cell table:style-name="ce1" office:value-type="float" office:value="0.794117629528046" calcext:value-type="float">
            <text:p>0.7941176295280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30:.E32])" office:value-type="float" office:value="0.864126483599345" calcext:value-type="float">
            <text:p>0.864126483599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10.ds_combo3.idays30.odays7</text:p>
          </table:table-cell>
          <table:table-cell table:style-name="ce1" office:value-type="float" office:value="0.889042973518372" calcext:value-type="float">
            <text:p>0.8890429735183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10.ds_combo4.idays60.odays7</text:p>
          </table:table-cell>
          <table:table-cell table:style-name="ce1" office:value-type="float" office:value="0.909218847751617" calcext:value-type="float">
            <text:p>0.9092188477516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32</text:p>
          </table:table-cell>
          <table:table-cell office:value-type="string" calcext:value-type="string">
            <text:p>11_I.v1.l1.ds1.l_combo11.ds_combo2.idays60.odays7</text:p>
          </table:table-cell>
          <table:table-cell office:value-type="float" office:value="0.769016683101654" calcext:value-type="float">
            <text:p>0.76901668310165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33:.E35])" office:value-type="float" office:value="0.83316578467687" calcext:value-type="float">
            <text:p>0.833165784676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office:value-type="string" calcext:value-type="string">
            <text:p>11_D.v1.l1.ds1.l_combo11.ds_combo3.idays60.odays7</text:p>
          </table:table-cell>
          <table:table-cell office:value-type="float" office:value="0.916975855827332" calcext:value-type="float">
            <text:p>0.9169758558273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32</text:p>
          </table:table-cell>
          <table:table-cell office:value-type="string" calcext:value-type="string">
            <text:p>11_D.v1.l1.ds1.l_combo11.ds_combo4.idays30.odays1</text:p>
          </table:table-cell>
          <table:table-cell office:value-type="float" office:value="0.813504815101624" calcext:value-type="float">
            <text:p>0.8135048151016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D_exp32</text:p>
          </table:table-cell>
          <table:table-cell table:style-name="ce1" office:value-type="string" calcext:value-type="string">
            <text:p>11_D.v1.l1.ds1.l_combo12.ds_combo2.idays60.odays1</text:p>
          </table:table-cell>
          <table:table-cell table:style-name="ce1" office:value-type="float" office:value="0.800595223903656" calcext:value-type="float">
            <text:p>0.8005952239036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36:.E38])" office:value-type="float" office:value="0.868259270985921" calcext:value-type="float">
            <text:p>0.8682592709859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I_exp8</text:p>
          </table:table-cell>
          <table:table-cell table:style-name="ce1" office:value-type="string" calcext:value-type="string">
            <text:p>11_I.v1.l1.ds1.l_combo12.ds_combo3.idays30.odays1</text:p>
          </table:table-cell>
          <table:table-cell table:style-name="ce1" office:value-type="float" office:value="0.899704992771149" calcext:value-type="float">
            <text:p>0.8997049927711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12.ds_combo4.idays60.odays7</text:p>
          </table:table-cell>
          <table:table-cell table:style-name="ce1" office:value-type="float" office:value="0.904477596282959" calcext:value-type="float">
            <text:p>0.9044775962829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8</text:p>
          </table:table-cell>
          <table:table-cell office:value-type="string" calcext:value-type="string">
            <text:p>11_I.v1.l1.ds1.l_combo13.ds_combo2.idays30.odays7</text:p>
          </table:table-cell>
          <table:table-cell office:value-type="float" office:value="0.785714268684387" calcext:value-type="float">
            <text:p>0.78571426868438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E39:.E41])" office:value-type="float" office:value="0.856964548428853" calcext:value-type="float">
            <text:p>0.8569645484288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32</text:p>
          </table:table-cell>
          <table:table-cell office:value-type="string" calcext:value-type="string">
            <text:p>11_D.v1.l1.ds1.l_combo13.ds_combo3.idays60.odays7</text:p>
          </table:table-cell>
          <table:table-cell office:value-type="float" office:value="0.892110884189606" calcext:value-type="float">
            <text:p>0.8921108841896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office:value-type="string" calcext:value-type="string">
            <text:p>11_D.v1.l1.ds1.l_combo13.ds_combo4.idays30.odays7</text:p>
          </table:table-cell>
          <table:table-cell office:value-type="float" office:value="0.893068492412567" calcext:value-type="float">
            <text:p>0.8930684924125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I_exp64</text:p>
          </table:table-cell>
          <table:table-cell table:style-name="ce1" office:value-type="string" calcext:value-type="string">
            <text:p>11_I.v1.l1.ds1.l_combo14.ds_combo2.idays60.odays1</text:p>
          </table:table-cell>
          <table:table-cell table:style-name="ce1" office:value-type="float" office:value="0.773809552192688" calcext:value-type="float">
            <text:p>0.77380955219268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AVERAGE([.E42:.E44])" office:value-type="float" office:value="0.853007654349009" calcext:value-type="float">
            <text:p>0.853007654349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14.ds_combo3.idays30.odays7</text:p>
          </table:table-cell>
          <table:table-cell table:style-name="ce1" office:value-type="float" office:value="0.889264583587647" calcext:value-type="float">
            <text:p>0.8892645835876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D_exp64</text:p>
          </table:table-cell>
          <table:table-cell table:style-name="ce1" office:value-type="string" calcext:value-type="string">
            <text:p>11_D.v1.l1.ds1.l_combo14.ds_combo4.idays60.odays7</text:p>
          </table:table-cell>
          <table:table-cell table:style-name="ce1" office:value-type="float" office:value="0.895948827266693" calcext:value-type="float">
            <text:p>0.895948827266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table:formula="of:=AVERAGE([.H1:.H44])" office:value-type="float" office:value="0.86156394481659" calcext:value-type="float">
            <text:p>0.861563944816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 </text:p>
          </table:table-cell>
          <table:table-cell/>
        </table:table-row>
        <table:table-row table:style-name="ro1">
          <table:table-cell table:number-columns-repeated="5"/>
          <table:table-cell table:formula="of:=MIN([.E2:.E44])" office:value-type="float" office:value="0.757396459579468" calcext:value-type="float">
            <text:p>0.757396459579468</text:p>
          </table:table-cell>
          <table:table-cell table:formula="of:=MAX([.E2:.E44])" office:value-type="float" office:value="0.936224460601806" calcext:value-type="float">
            <text:p>0.9362244606018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3:48:49.874125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50:09.651298139</dc:date>
    <meta:editing-duration>PT13M4S</meta:editing-duration>
    <meta:editing-cycles>2</meta:editing-cycles>
    <meta:generator>LibreOffice/6.0.7.3$Linux_X86_64 LibreOffice_project/00m0$Build-3</meta:generator>
    <meta:document-statistic meta:table-count="1" meta:cell-count="328" meta:object-count="0"/>
  </office:meta>
</office:document-meta>
</file>